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166.7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office:value-type="string" calcext:value-type="string">
            <text:p>linear difference</text:p>
          </table:table-cell>
          <table:table-cell office:value-type="float" office:value="-5999.578" calcext:value-type="float">
            <text:p>-5999.578</text:p>
          </table:table-cell>
          <table:table-cell office:value-type="float" office:value="-6577.025" calcext:value-type="float">
            <text:p>-6577.025</text:p>
          </table:table-cell>
          <table:table-cell table:formula="of:=[.B2]-[.C2]" office:value-type="float" office:value="577.446999999999" calcext:value-type="float">
            <text:p>577.447</text:p>
          </table:table-cell>
        </table:table-row>
        <table:table-row table:style-name="ro1">
          <table:table-cell office:value-type="string" calcext:value-type="string">
            <text:p>within difference</text:p>
          </table:table-cell>
          <table:table-cell office:value-type="float" office:value="-6504.681" calcext:value-type="float">
            <text:p>-6504.681</text:p>
          </table:table-cell>
          <table:table-cell office:value-type="float" office:value="-6958.83" calcext:value-type="float">
            <text:p>-6958.83</text:p>
          </table:table-cell>
          <table:table-cell table:formula="of:=[.B3]-[.C3]" office:value-type="float" office:value="454.149" calcext:value-type="float">
            <text:p>454.1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6:46:10.140818460</meta:creation-date>
    <dc:date>2016-12-12T17:03:08.749257980</dc:date>
    <meta:editing-duration>PT1M48S</meta:editing-duration>
    <meta:editing-cycles>1</meta:editing-cycles>
    <meta:document-statistic meta:table-count="1" meta:cell-count="10" meta:object-count="0"/>
    <meta:generator>LibreOffice/5.0.3.2$Linux_X86_64 LibreOffice_project/00m0$Build-2</meta:generator>
  </office:meta>
</office:document-meta>
</file>